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1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800171428571" calcext:value-type="float">
            <text:p>4.368001714285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604228571429" calcext:value-type="float">
            <text:p>4.36604228571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865485714286" calcext:value-type="float">
            <text:p>4.36865485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126742857143" calcext:value-type="float">
            <text:p>4.37126742857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01381818182" calcext:value-type="float">
            <text:p>4.163013818181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3104" calcext:value-type="float">
            <text:p>4.312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96492307692" calcext:value-type="float">
            <text:p>4.34996492307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91392" calcext:value-type="float">
            <text:p>4.4319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68538461538" calcext:value-type="float">
            <text:p>4.428685384615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1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4265" calcext:value-type="float">
            <text:p>4.42842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1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503907692308" calcext:value-type="float">
            <text:p>4.44503907692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50967741936" calcext:value-type="float">
            <text:p>4.483509677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61352" calcext:value-type="float">
            <text:p>4.536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906193548387" calcext:value-type="float">
            <text:p>4.5390619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2432" calcext:value-type="float">
            <text:p>4.511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767406451613" calcext:value-type="float">
            <text:p>4.3976740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4215483871" calcext:value-type="float">
            <text:p>4.245421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09212" calcext:value-type="float">
            <text:p>4.2209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007432258065" calcext:value-type="float">
            <text:p>4.38007432258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024" calcext:value-type="float">
            <text:p>4.4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17367741935" calcext:value-type="float">
            <text:p>4.462173677419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95085714286" calcext:value-type="float">
            <text:p>4.45095085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890012903226" calcext:value-type="float">
            <text:p>4.4489001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1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04335483871" calcext:value-type="float">
            <text:p>4.5870433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1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7284" calcext:value-type="float">
            <text:p>4.6087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47095483871" calcext:value-type="float">
            <text:p>4.644709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1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282" calcext:value-type="float">
            <text:p>4.6692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1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59096774194" calcext:value-type="float">
            <text:p>4.6545909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1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914567741936" calcext:value-type="float">
            <text:p>4.619145677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1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88728" calcext:value-type="float">
            <text:p>4.798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884425806452" calcext:value-type="float">
            <text:p>5.0588442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55248" calcext:value-type="float">
            <text:p>4.935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626787096774" calcext:value-type="float">
            <text:p>4.8962678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71985714286" calcext:value-type="float">
            <text:p>4.88871985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1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82425806452" calcext:value-type="float">
            <text:p>4.8988242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1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621277419355" calcext:value-type="float">
            <text:p>4.9962127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53392" calcext:value-type="float">
            <text:p>5.025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816464516129" calcext:value-type="float">
            <text:p>5.0781646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73736" calcext:value-type="float">
            <text:p>5.09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546374193548" calcext:value-type="float">
            <text:p>5.0254637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162322580645" calcext:value-type="float">
            <text:p>5.1216232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1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38736" calcext:value-type="float">
            <text:p>5.033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048980645161" calcext:value-type="float">
            <text:p>5.0004898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1244" calcext:value-type="float">
            <text:p>4.9831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000980645161" calcext:value-type="float">
            <text:p>4.9700098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1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334142857143" calcext:value-type="float">
            <text:p>4.96334142857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1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162348387097" calcext:value-type="float">
            <text:p>4.9516234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1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08309677419" calcext:value-type="float">
            <text:p>4.6960830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1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23376" calcext:value-type="float">
            <text:p>4.682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740180645161" calcext:value-type="float">
            <text:p>4.6774018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610064516129" calcext:value-type="float">
            <text:p>4.5661006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405638709677" calcext:value-type="float">
            <text:p>4.3840563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1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68648" calcext:value-type="float">
            <text:p>4.226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1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162477419355" calcext:value-type="float">
            <text:p>4.1016247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1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8252" calcext:value-type="float">
            <text:p>4.048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898735483871" calcext:value-type="float">
            <text:p>4.1389873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1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558013793103" calcext:value-type="float">
            <text:p>4.155580137931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1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714812903226" calcext:value-type="float">
            <text:p>4.1471481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1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419329032258" calcext:value-type="float">
            <text:p>3.7341932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1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2878" calcext:value-type="float">
            <text:p>3.7228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809729032258" calcext:value-type="float">
            <text:p>3.7280972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1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78064516129" calcext:value-type="float">
            <text:p>3.5297806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959587096774" calcext:value-type="float">
            <text:p>3.3295958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4088" calcext:value-type="float">
            <text:p>3.118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1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13135483871" calcext:value-type="float">
            <text:p>3.0051313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1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06444" calcext:value-type="float">
            <text:p>2.9206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262141935484" calcext:value-type="float">
            <text:p>2.8826214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1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951885714286" calcext:value-type="float">
            <text:p>2.89951885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1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377238709677" calcext:value-type="float">
            <text:p>2.8737723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27256" calcext:value-type="float">
            <text:p>2.452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85168" calcext:value-type="float">
            <text:p>2.458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111251612903" calcext:value-type="float">
            <text:p>2.4611125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53368" calcext:value-type="float">
            <text:p>2.415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1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29380645161" calcext:value-type="float">
            <text:p>2.2892938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28787096774" calcext:value-type="float">
            <text:p>2.0082878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0604" calcext:value-type="float">
            <text:p>1.804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283690322581" calcext:value-type="float">
            <text:p>1.9028369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1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06336" calcext:value-type="float">
            <text:p>1.970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1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5782" calcext:value-type="float">
            <text:p>2.0657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1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747806451613" calcext:value-type="float">
            <text:p>2.0674780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49496774194" calcext:value-type="float">
            <text:p>1.9814949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90232" calcext:value-type="float">
            <text:p>1.989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986103225806" calcext:value-type="float">
            <text:p>2.009861032258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07072" calcext:value-type="float">
            <text:p>2.000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973677419355" calcext:value-type="float">
            <text:p>1.9497367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693187096774" calcext:value-type="float">
            <text:p>1.8269318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5028" calcext:value-type="float">
            <text:p>1.5845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292980645161" calcext:value-type="float">
            <text:p>1.6629298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61356" calcext:value-type="float">
            <text:p>1.796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23638709677" calcext:value-type="float">
            <text:p>2.0142363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7964" calcext:value-type="float">
            <text:p>1.997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719380645161" calcext:value-type="float">
            <text:p>1.9971938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021058064516" calcext:value-type="float">
            <text:p>2.2502105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0694" calcext:value-type="float">
            <text:p>2.250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635142857143" calcext:value-type="float">
            <text:p>2.37635142857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12572" calcext:value-type="float">
            <text:p>2.5912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059174193548" calcext:value-type="float">
            <text:p>2.6205917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609212903226" calcext:value-type="float">
            <text:p>2.5560921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4684" calcext:value-type="float">
            <text:p>2.424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277806451613" calcext:value-type="float">
            <text:p>2.5627780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6776" calcext:value-type="float">
            <text:p>2.70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579393548387" calcext:value-type="float">
            <text:p>2.7757939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8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135255172414" calcext:value-type="float">
            <text:p>2.781352551724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187832258064" calcext:value-type="float">
            <text:p>2.8118783225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486503225806" calcext:value-type="float">
            <text:p>3.184865032258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29552" calcext:value-type="float">
            <text:p>3.222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68103225806" calcext:value-type="float">
            <text:p>3.236681032258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7832" calcext:value-type="float">
            <text:p>3.243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435612903226" calcext:value-type="float">
            <text:p>3.1443561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910477419355" calcext:value-type="float">
            <text:p>2.9891047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3052" calcext:value-type="float">
            <text:p>3.083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980980645161" calcext:value-type="float">
            <text:p>3.3698098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87096" calcext:value-type="float">
            <text:p>3.84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097135483871" calcext:value-type="float">
            <text:p>4.0109713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496314285714" calcext:value-type="float">
            <text:p>4.00496314285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849006451613" calcext:value-type="float">
            <text:p>4.0684900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867458064516" calcext:value-type="float">
            <text:p>4.4386745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516" calcext:value-type="float">
            <text:p>4.45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607470967742" calcext:value-type="float">
            <text:p>4.5060747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93408" calcext:value-type="float">
            <text:p>4.479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988903225807" calcext:value-type="float">
            <text:p>4.519889032258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5352" calcext:value-type="float">
            <text:p>4.434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24856" calcext:value-type="float">
            <text:p>4.342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898709677419" calcext:value-type="float">
            <text:p>4.3089870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55008" calcext:value-type="float">
            <text:p>4.235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562116129032" calcext:value-type="float">
            <text:p>4.1956211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6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44628571429" calcext:value-type="float">
            <text:p>4.16944628571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22967741936" calcext:value-type="float">
            <text:p>4.148229677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63216" calcext:value-type="float">
            <text:p>4.046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09012" calcext:value-type="float">
            <text:p>4.0609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24912" calcext:value-type="float">
            <text:p>4.08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96258064516" calcext:value-type="float">
            <text:p>4.0759625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248967741935" calcext:value-type="float">
            <text:p>3.942489677419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62632" calcext:value-type="float">
            <text:p>4.036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01574193548" calcext:value-type="float">
            <text:p>4.1080157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1224" calcext:value-type="float">
            <text:p>4.078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212503225806" calcext:value-type="float">
            <text:p>4.122125032258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344428571428" calcext:value-type="float">
            <text:p>4.15344428571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326141935484" calcext:value-type="float">
            <text:p>4.1932614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09703225806" calcext:value-type="float">
            <text:p>4.279097032258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6912" calcext:value-type="float">
            <text:p>4.285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665625806452" calcext:value-type="float">
            <text:p>4.3166562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26888" calcext:value-type="float">
            <text:p>4.342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958" calcext:value-type="float">
            <text:p>4.259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13225806452" calcext:value-type="float">
            <text:p>4.3151322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7398" calcext:value-type="float">
            <text:p>4.3273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512361290323" calcext:value-type="float">
            <text:p>4.2951236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1584" calcext:value-type="float">
            <text:p>4.23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075834482759" calcext:value-type="float">
            <text:p>4.280758344827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762219354839" calcext:value-type="float">
            <text:p>4.2776221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01109677419" calcext:value-type="float">
            <text:p>4.1200110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8036" calcext:value-type="float">
            <text:p>4.09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767161290323" calcext:value-type="float">
            <text:p>4.1076716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84424" calcext:value-type="float">
            <text:p>4.098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673187096774" calcext:value-type="float">
            <text:p>4.0367318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060425806452" calcext:value-type="float">
            <text:p>3.9006042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25504" calcext:value-type="float">
            <text:p>3.692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443341935484" calcext:value-type="float">
            <text:p>3.6644334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3064" calcext:value-type="float">
            <text:p>3.645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021419354839" calcext:value-type="float">
            <text:p>3.6802141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247885714286" calcext:value-type="float">
            <text:p>3.72247885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184516129032" calcext:value-type="float">
            <text:p>3.7018451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5864" calcext:value-type="float">
            <text:p>3.599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043406451613" calcext:value-type="float">
            <text:p>3.6204340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1416" calcext:value-type="float">
            <text:p>3.749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601522580645" calcext:value-type="float">
            <text:p>3.6860152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068283870968" calcext:value-type="float">
            <text:p>3.570682838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13238709677" calcext:value-type="float">
            <text:p>3.4681323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92868" calcext:value-type="float">
            <text:p>3.5392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696683870968" calcext:value-type="float">
            <text:p>3.556966838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52814285714" calcext:value-type="float">
            <text:p>3.57252814285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762322580645" calcext:value-type="float">
            <text:p>3.5976232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889636363636" calcext:value-type="float">
            <text:p>3.63889636363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02057142857" calcext:value-type="float">
            <text:p>3.648020571428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83945454545" calcext:value-type="float">
            <text:p>3.633839454545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6496" calcext:value-type="float">
            <text:p>2.987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8616" calcext:value-type="float">
            <text:p>3.65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9351" calcext:value-type="float">
            <text:p>3.1893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421" calcext:value-type="float">
            <text:p>3.204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1664" calcext:value-type="float">
            <text:p>3.66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1824" calcext:value-type="float">
            <text:p>3.67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0236" calcext:value-type="float">
            <text:p>2.650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19098435301</text:p>
          </table:table-cell>
          <table:table-cell office:value-type="string" calcext:value-type="string">
            <text:p>200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3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031" meta:object-count="0"/>
    <meta:user-defined meta:name="AppVersion">3.0</meta:user-defined>
  </office:meta>
</office:document-meta>
</file>